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2" style:family="table">
      <style:table-properties style:width="4.875in" table:align="left"/>
    </style:style>
    <style:style style:name="Table2.A" style:family="table-column">
      <style:table-column-properties style:column-width="0.8125in"/>
    </style:style>
    <style:style style:name="Table2.B" style:family="table-column">
      <style:table-column-properties style:column-width="2.0625in"/>
    </style:style>
    <style:style style:name="Table2.C" style:family="table-column">
      <style:table-column-properties style:column-width="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625in" style:rel-column-width="16384*"/>
    </style:style>
    <style:style style:name="Table1.D"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style:style>
    <style:style style:name="P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1c05e0" officeooo:paragraph-rsid="000a2867"/>
    </style:style>
    <style:style style:name="P7"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8"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0a2867"/>
    </style:style>
    <style:style style:name="P9"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1c05e0" officeooo:paragraph-rsid="000a2867"/>
    </style:style>
    <style:style style:name="P10"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0a2867" officeooo:paragraph-rsid="000a2867"/>
    </style:style>
    <style:style style:name="P11"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rsid="000a2867" officeooo:paragraph-rsid="000a2867"/>
    </style:style>
    <style:style style:name="P1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fo:font-style="normal" officeooo:rsid="001c05e0" officeooo:paragraph-rsid="000a2867" style:font-style-asian="normal" style:font-style-complex="normal"/>
    </style:style>
    <style:style style:name="P13" style:family="paragraph" style:parent-style-name="Standard">
      <style:paragraph-properties fo:margin-top="0.0398in" fo:margin-bottom="0.0398in" loext:contextual-spacing="false" fo:text-align="justify" style:justify-single-word="false"/>
      <style:text-properties style:font-name="Times" fo:font-size="12pt" officeooo:rsid="001c05e0" officeooo:paragraph-rsid="000a2867"/>
    </style:style>
    <style:style style:name="P14" style:family="paragraph" style:parent-style-name="Table_20_Contents">
      <style:paragraph-properties fo:margin-top="0.0398in" fo:margin-bottom="0.0398in" loext:contextual-spacing="false" fo:text-align="center" style:justify-single-word="false"/>
      <style:text-properties fo:color="#000000" style:font-name="Times" fo:font-size="12pt" fo:language="es" fo:country="AR" style:text-underline-style="solid" style:text-underline-width="auto" style:text-underline-color="font-color" officeooo:rsid="001add0c" officeooo:paragraph-rsid="000a2867"/>
    </style:style>
    <style:style style:name="P15" style:family="paragraph" style:parent-style-name="Table_20_Contents">
      <style:paragraph-properties fo:margin-top="0.0398in" fo:margin-bottom="0.0398in" loext:contextual-spacing="false" fo:text-align="center" style:justify-single-word="false"/>
      <style:text-properties style:font-name="Times" fo:font-size="12pt" officeooo:rsid="001add0c" officeooo:paragraph-rsid="000a2867"/>
    </style:style>
    <style:style style:name="P16" style:family="paragraph" style:parent-style-name="Table_20_Contents">
      <style:paragraph-properties fo:text-align="center" style:justify-single-word="false"/>
      <style:text-properties style:font-name="Times" fo:font-size="12pt" officeooo:paragraph-rsid="000a2867"/>
    </style:style>
    <style:style style:name="P17" style:family="paragraph" style:parent-style-name="Table_20_Contents">
      <style:paragraph-properties fo:text-align="center" style:justify-single-word="false"/>
      <style:text-properties style:font-name="Times" fo:font-size="12pt" officeooo:rsid="001add0c" officeooo:paragraph-rsid="000a2867"/>
    </style:style>
    <style:style style:name="P18" style:family="paragraph" style:parent-style-name="Table_20_Contents">
      <style:paragraph-properties fo:text-align="center" style:justify-single-word="false"/>
      <style:text-properties style:font-name="Times" fo:font-size="12pt" officeooo:rsid="001b4671" officeooo:paragraph-rsid="000a2867"/>
    </style:style>
    <style:style style:name="P19" style:family="paragraph" style:parent-style-name="Table_20_Contents">
      <style:paragraph-properties fo:text-align="center" style:justify-single-word="false"/>
      <style:text-properties style:font-name="Times" fo:font-size="12pt" officeooo:rsid="000eb287" officeooo:paragraph-rsid="000eb287"/>
    </style:style>
    <style:style style:name="P20" style:family="paragraph" style:parent-style-name="Table_20_Contents">
      <style:paragraph-properties fo:margin-top="0.0398in" fo:margin-bottom="0.0398in" loext:contextual-spacing="false" fo:text-align="center" style:justify-single-word="false"/>
      <style:text-properties style:font-name="Times" fo:font-size="12pt" officeooo:rsid="00101fe3" officeooo:paragraph-rsid="00101fe3"/>
    </style:style>
    <style:style style:name="P21" style:family="paragraph" style:parent-style-name="Table_20_Contents">
      <style:paragraph-properties fo:text-align="center" style:justify-single-word="false"/>
      <style:text-properties style:font-name="Times" fo:font-size="12pt" officeooo:rsid="00101fe3" officeooo:paragraph-rsid="00101fe3"/>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63907"/>
    </style:style>
    <style:style style:name="T4" style:family="text">
      <style:text-properties style:text-underline-style="none" officeooo:rsid="00077af6"/>
    </style:style>
    <style:style style:name="T5" style:family="text">
      <style:text-properties style:text-underline-style="none" officeooo:rsid="000826d2"/>
    </style:style>
    <style:style style:name="T6" style:family="text">
      <style:text-properties officeooo:rsid="000826d2"/>
    </style:style>
    <style:style style:name="T7" style:family="text">
      <style:text-properties officeooo:rsid="001b4671"/>
    </style:style>
    <style:style style:name="T8" style:family="text">
      <style:text-properties fo:font-style="italic" style:font-style-asian="italic" style:font-style-complex="italic"/>
    </style:style>
    <style:style style:name="T9" style:family="text">
      <style:text-properties fo:font-style="italic" officeooo:rsid="000bff50" style:font-style-asian="italic" style:font-style-complex="italic"/>
    </style:style>
    <style:style style:name="T10" style:family="text">
      <style:text-properties fo:font-style="normal" officeooo:rsid="000bff50" style:font-style-asian="normal" style:font-style-complex="normal"/>
    </style:style>
    <style:style style:name="T11" style:family="text">
      <style:text-properties fo:color="#000000" fo:language="es" fo:country="AR"/>
    </style:style>
    <style:style style:name="T12" style:family="text">
      <style:text-properties fo:color="#000000" fo:language="es" fo:country="AR" fo:font-style="italic" style:font-style-asian="italic" style:font-style-complex="italic"/>
    </style:style>
    <style:style style:name="T13" style:family="text">
      <style:text-properties fo:color="#000000" fo:language="es" fo:country="AR" fo:font-style="normal" style:font-style-asian="normal" style:font-style-complex="normal"/>
    </style:style>
    <style:style style:name="T14" style:family="text">
      <style:text-properties officeooo:rsid="001c7aee"/>
    </style:style>
    <style:style style:name="T15" style:family="text">
      <style:text-properties officeooo:rsid="000e84a7"/>
    </style:style>
    <style:style style:name="T16" style:family="text">
      <style:text-properties officeooo:rsid="000eb287"/>
    </style:style>
    <style:style style:name="T17" style:family="text">
      <style:text-properties officeooo:rsid="00101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EDA</text:p>
      <text:p text:style-name="P1"/>
      <text:p text:style-name="P2">Lineamientos generales y estándares tomados:</text:p>
      <text:p text:style-name="P1"><text:s/></text:p>
      <text:p text:style-name="P1">- Se asume que lo que se recibe por línea de comandos son enteros</text:p>
      <text:p text:style-name="P1">- <text:span text:style-name="T15">Se considera como modificación de un nodo el agregado o remoción de cualquier sucesor, además de rotaciones.</text:span></text:p>
      <text:p text:style-name="P1"><text:s/></text:p>
      <text:p text:style-name="P3">Estructuras <text:s/><text:span text:style-name="T6">y algoritmos </text:span>principales utilizad<text:span text:style-name="T6">o</text:span>s:</text:p>
      <text:p text:style-name="P7"><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7"><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7"><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7"><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7"><text:s/>Además de esto, el header contiene las funciones principales que dan su funcionalidad a la cadena. La función de validación de la cadena, el añadido, la remoción y la búsqueda de nodos y el hasheo como más importantes.</text:p>
      <text:p text:style-name="P7"><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7">Los algoritmos principales utilizados son simples pero puesto que son pertinentes a lo que se pide en el proyecto se hablará de ellos aquí.</text:p>
      <text:p text:style-name="P7"><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7">Entones, para cada elemento es:</text:p>
      <text:p text:style-name="P7"><text:soft-page-break/><text:s/>hashCode= 31*hashCode + elem.hashCode() * (balanceFactor + 2)</text:p>
      <text:p text:style-name="P7"><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7"><text:s/>la función validate checkea iterativamente que el hash del bloque n sea igual al hash del bloque <text:s text:c="3"/>n-1. Se trata simplemente de recorrer la cadena, por lo que esto es de orden n.</text:p>
      <text:p text:style-name="P7"><text:s/>La función modify toma como entrada el path de un archivo de modificación. En dicho archivo, se especifica el índice del bloque a modificar y el hash que se le desea asignar a dicho bloque.</text:p>
      <text:p text:style-name="P11">Un función de hash es una función que tiene la característica de no ser inversible, por lo que a partir de un hash no se puede obtener el String que generó ese hash. Esto es muy importante para <text:s/>el por qué el proof-of-work es un sistema válido para asegurarse que un bloque es válido, pues si existiera una forma de invertir el hash, entonces lograr un hash que empiece con 16 ceros sería absurdamente fácil, con lo que el sistema de Bitcoin, y nuestro humilde programa, perderían todo. La única forma de lograr que empiece con n ceros el hash es brute force, probar distintos argumentos para mandarle a la función hasta que alguna genere el código deseado. La función en sí la obtuvimos utilizando la clase de java <text:span text:style-name="T8">MessageDigest </text:span><text:span text:style-name="T10">con la cual podemos utilizar cualquiera de las 3 funciones que teníamos consideradas: MD5, SHA-1 y SHA-256. El algoritmo elegido está almacenado como string en la constante </text:span><text:span text:style-name="T9">ENCFUNCTION</text:span></text:p>
      <text:p text:style-name="P7"><text:s/><text:span text:style-name="T1">Problemas y decisiones tomadas:</text:span></text:p>
      <text:p text:style-name="P7"/>
      <text:p text:style-name="P7">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7"><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7"><text:s/>En el caso de este proyecto, guardar UTXOs <text:span text:style-name="T16">denotados por bloques que marcan</text:span>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7"><text:s/>Por estas razones se decide guardar el árbol en el header de la cadena y hacer las operaciones <text:soft-page-break/>sobre este pero no guardar una copia de este en cada bloque individual.</text:p>
      <text:p text:style-name="P7"/>
      <text:p text:style-name="P7">2) Puesto que 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7"/>
      <text:p text:style-name="P7">3) 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able:table table:name="Table2" table:style-name="Table2">
        <table:table-column table:style-name="Table2.A"/>
        <table:table-column table:style-name="Table2.B"/>
        <table:table-column table:style-name="Table2.C"/>
        <table:table-row>
          <table:table-cell table:style-name="Table2.A1" office:value-type="string">
            <text:p text:style-name="P19">Opción</text:p>
          </table:table-cell>
          <table:table-cell table:style-name="Table2.A1" office:value-type="string">
            <text:p text:style-name="P19">Orden complejidad temporal</text:p>
          </table:table-cell>
          <table:table-cell table:style-name="Table2.C1" office:value-type="string">
            <text:p text:style-name="P19">Orden complejidad espacial</text:p>
          </table:table-cell>
        </table:table-row>
        <table:table-row>
          <table:table-cell table:style-name="Table2.A2" office:value-type="string">
            <text:p text:style-name="P19">1</text:p>
          </table:table-cell>
          <table:table-cell table:style-name="Table2.A2" office:value-type="string">
            <text:p text:style-name="P19">n * log n</text:p>
          </table:table-cell>
          <table:table-cell table:style-name="Table2.C2" office:value-type="string">
            <text:p text:style-name="P19">n²</text:p>
          </table:table-cell>
        </table:table-row>
        <table:table-row>
          <table:table-cell table:style-name="Table2.A2" office:value-type="string">
            <text:p text:style-name="P19">2</text:p>
          </table:table-cell>
          <table:table-cell table:style-name="Table2.A2" office:value-type="string">
            <text:p text:style-name="P19">log n</text:p>
          </table:table-cell>
          <table:table-cell table:style-name="Table2.C2" office:value-type="string">
            <text:p text:style-name="P19">n²</text:p>
          </table:table-cell>
        </table:table-row>
        <table:table-row>
          <table:table-cell table:style-name="Table2.A2" office:value-type="string">
            <text:p text:style-name="P19">3</text:p>
          </table:table-cell>
          <table:table-cell table:style-name="Table2.A2" office:value-type="string">
            <text:p text:style-name="P19">n * log n</text:p>
          </table:table-cell>
          <table:table-cell table:style-name="Table2.C2" office:value-type="string">
            <text:p text:style-name="P19">1 (no se requiere añadir nada a lo ya implementado)</text:p>
          </table:table-cell>
        </table:table-row>
      </table:table>
      <text:p text:style-name="P7"/>
      <text:p text:style-name="P7"><text:s/>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p>
      <text:p text:style-name="P7"><text:s/>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p>
      <text:p text:style-name="P7"><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7"><text:s/>Se elige la segunda opción, puesto que a pesar de tener orden espacial mayor el ahorro en complejidad temporal lo hace superior a sus contrapartes.</text:p>
      <text:p text:style-name="P7"/>
      <text:p text:style-name="P8">4) <text:span text:style-name="T7">A continuación escribimos el tiempo promedio que se tarda en minar un bloque para lograr la condición de 4, 5 y 6 ceros con los algoritmos MD5, SHA-1 y SHA-256.</text:span></text:p>
      <text:p text:style-name="P13"><text:span text:style-name="T11">Dicho promedio se realizó corriendo el test </text:span><text:span text:style-name="T12">proofOfWorkTimeTest()</text:span><text:span text:style-name="T13"> (en </text:span><text:span text:style-name="T12">src/Tests/Blockchain/TreeChainTest.java) </text:span><text:span text:style-name="T13">5 veces, modificandole el algoritmo y la cantidad de ceros cuando fuere necesario.</text:span></text:p>
      <text:p text:style-name="P12"/>
      <table:table table:name="Table1" table:style-name="Table1">
        <table:table-column table:style-name="Table1.A" table:number-columns-repeated="3"/>
        <table:table-column table:style-name="Table1.D"/>
        <text:soft-page-break/>
        <table:table-row>
          <table:table-cell table:style-name="Table1.A1" office:value-type="string">
            <text:p text:style-name="P16"/>
          </table:table-cell>
          <table:table-cell table:style-name="Table1.A1" office:value-type="string">
            <text:p text:style-name="P17">4</text:p>
          </table:table-cell>
          <table:table-cell table:style-name="Table1.A1" office:value-type="string">
            <text:p text:style-name="P17">5</text:p>
          </table:table-cell>
          <table:table-cell table:style-name="Table1.D1" office:value-type="string">
            <text:p text:style-name="P17">6</text:p>
          </table:table-cell>
        </table:table-row>
        <table:table-row>
          <table:table-cell table:style-name="Table1.A2" office:value-type="string">
            <text:p text:style-name="P17">MD5</text:p>
          </table:table-cell>
          <table:table-cell table:style-name="Table1.A2" office:value-type="string">
            <text:p text:style-name="P18"><text:span text:style-name="T17">2 </text:span>seg.</text:p>
          </table:table-cell>
          <table:table-cell table:style-name="Table1.A2" office:value-type="string">
            <text:p text:style-name="P15">1 min. <text:span text:style-name="T17">18</text:span> seg.</text:p>
          </table:table-cell>
          <table:table-cell table:style-name="Table1.D2" office:value-type="string">
            <text:p text:style-name="P15"><text:span text:style-name="T17">2 </text:span>min. <text:span text:style-name="T17">47</text:span> seg.</text:p>
          </table:table-cell>
        </table:table-row>
        <table:table-row>
          <table:table-cell table:style-name="Table1.A2" office:value-type="string">
            <text:p text:style-name="P17">SHA-1</text:p>
          </table:table-cell>
          <table:table-cell table:style-name="Table1.A2" office:value-type="string">
            <text:p text:style-name="P20">3 seg.</text:p>
          </table:table-cell>
          <table:table-cell table:style-name="Table1.A2" office:value-type="string">
            <text:p text:style-name="P17">1min. <text:span text:style-name="T17">43</text:span> seg.</text:p>
          </table:table-cell>
          <table:table-cell table:style-name="Table1.D2" office:value-type="string">
            <text:p text:style-name="P17"><text:span text:style-name="T17">4</text:span> min. <text:span text:style-name="T17">22</text:span> seg.</text:p>
          </table:table-cell>
        </table:table-row>
        <table:table-row>
          <table:table-cell table:style-name="Table1.A2" office:value-type="string">
            <text:p text:style-name="P17">SHA-256</text:p>
          </table:table-cell>
          <table:table-cell table:style-name="Table1.A2" office:value-type="string">
            <text:p text:style-name="P17"><text:span text:style-name="T17">3 seg.</text:span></text:p>
          </table:table-cell>
          <table:table-cell table:style-name="Table1.A2" office:value-type="string">
            <text:p text:style-name="P18">1min. <text:span text:style-name="T17">13</text:span> seg.</text:p>
          </table:table-cell>
          <table:table-cell table:style-name="Table1.D2" office:value-type="string">
            <text:p text:style-name="P21">3 min.</text:p>
          </table:table-cell>
        </table:table-row>
      </table:table>
      <text:p text:style-name="P14"/>
      <text:p text:style-name="P9">Teniendo en cuenta esta información, llegamos a la conclusión que <text:span text:style-name="T14">el algoritmo que nos convenía usar <text:s/>es MD5, pues tarda menos en minar. La cantidad de ceros con las que en general nos manejamos es 5/6 pues con menos de 4 ceros mina el bloque casi al instante, mientras que con 7 o más tarda más de 10 minutos, inclusive en MD5.</text:span></text:p>
      <text:p text:style-name="P10">5) En nuestra primera implementación de Block.java, el bloque al crearse al nonce se le asignaba un número aleatorio entre 1 y un número muy grande definido como constante. Con esta implementación, el algoritmo de minado nos tardaba más tiempo del que tarda ahora, pues era más dificil llegar a la condición. Luego, investigando como funcionaba el proof of work de Bitcoin vimos que ellos inicializan el nonce en 0 y minan con ese nonce inicial. Al probarlo y ver que hacía más eficiente el minado decidimos cambiar nuestra implementación a esa, que es la que quedó.</text:p>
      <text:p text:style-name="P6"/>
      <text:p text:style-name="P4">Conclusiones:</text:p>
      <text:p text:style-name="P5"><text:span text:style-name="T2"><text:s/>Para llevar a cabo este proyecto investigamos sobre el funcionamiento interno de BitCoin con la finalidad de aplicar esos conocimientos, cuando se pudiera, al trabajo práctico. </text:span><text:span text:style-name="T3">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4">tralización y el énfasis en privacidad y seguridad que tiene la moneda hacen de bitcoin, o las criptomonedas en general, un futuro prometedor para la economía mundial.</text:span></text:p>
      <text:p text:style-name="P5"><text:span text:style-name="T4"><text:s/></text:span><text:span text:style-name="T5">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3T16:19:05.298390437</dc:date>
    <meta:editing-duration>PT2H19M23S</meta:editing-duration>
    <meta:editing-cycles>6</meta:editing-cycles>
    <meta:document-statistic meta:table-count="2" meta:image-count="0" meta:object-count="0" meta:page-count="4" meta:paragraph-count="66" meta:word-count="2102" meta:character-count="11949" meta:non-whitespace-character-count="9886"/>
  </office:meta>
</office:document-meta>
</file>